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paragraph-properties style:page-number="auto"/>
    </style:style>
    <style:style style:name="T1" style:family="text">
      <style:text-properties style:text-underline-style="none"/>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ormX" form:apply-filter="true" form:enctype="multipart/formdata" form:method="post" form:control-implementation="ooo:com.sun.star.form.component.Form" office:target-frame="" xlink:href="/rep.test-content/testing/embed/">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testing</text:title></text:p>
      <text:p text:style-name="p">Embed this <text:a xlink:type="simple" xlink:href="http://localhost:8000/rep.test-content/testing/embed/flv_2.5.swf?embed&amp;media=TIdog.swf&amp;width=500&amp;height=500">video</text:a></text:p>
      <text:p text:style-name="p"/>
      <text:p text:style-name="p"/>
      <text:p text:style-name="p"><text:a xlink:type="simple" xlink:href="http://localhost:8000/rep.test-content/testing/embed/USQ_skin.swf?embed&amp;media=TIdog.swf&amp;width=500&amp;height=500">http://localhost:8000/rep.test-content/testing/embed/USQ_skin.swf?embed&amp;media=TIdog.swf&amp;width=500&amp;height=500</text:a></text:p>
      <text:p text:style-name="p"><text:a xlink:type="simple" xlink:href="http://localhost:8000/rep.test-content/testing/embed/TIdog.swf?embed">http://localhost:8000/rep.test-content/testing/embed/TIdog.swf?embed</text:a></text:p>
      <text:p text:style-name="p"/>
      <text:p text:style-name="li1p">http://localhost:8000/rep.2009cw/eng/5105/s1/media/video/flv_2.5.swf?embed&amp;media=[filename].flv&amp;width=400&amp;height=300</text:p>
      <text:p text:style-name="p">http://localhost:8000/packages/examples/media/flash/flash.swf?embed&amp;width=300&amp;height=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048cm"/>
    </style:style>
    <style:style style:name="Table53.B" style:family="table-column">
      <style:table-column-properties style:column-width="13.552cm"/>
    </style:style>
    <style:style style:name="Table52" style:family="table" style:master-page-name="">
      <style:table-properties style:width="14.6cm" style:page-number="0" table:align="left"/>
    </style:style>
    <style:style style:name="Table52.A" style:family="table-column">
      <style:table-column-properties style:column-width="13.552cm"/>
    </style:style>
    <style:style style:name="Table52.B" style:family="table-column">
      <style:table-column-properties style:column-width="1.048cm"/>
    </style:style>
    <style:style style:name="Table52.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style:page-layout style:name="pm13">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sting</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53" table:style-name="Table53">
          <table:table-column table:style-name="Table53.A"/>
          <table:table-column table:style-name="Table53.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52" table:style-name="Table52">
          <table:table-column table:style-name="Table52.A"/>
          <table:table-column table:style-name="Table52.B"/>
          <table:table-row>
            <table:table-cell table:style-name="Table52.A1" office:value-type="string">
              <text:p text:style-name="Header_20_right"><text:title>testing</text:title></text:p>
            </table:table-cell>
            <table:table-cell table:style-name="Table52.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50" table:style-name="Table50">
          <table:table-column table:style-name="Table50.A"/>
          <table:table-column table:style-name="Table50.B"/>
          <table:table-row>
            <table:table-cell table:style-name="Table50.A1" office:value-type="string">
              <text:p text:style-name="Header_20_right"><text:title>testing</text:title></text:p>
            </table:table-cell>
            <table:table-cell table:style-name="Table50.A1" office:value-type="string">
              <text:p text:style-name="P1"><text:span text:style-name="i-b"><text:page-number text:select-page="current">1</text:page-number></text:span></text:p>
            </table:table-cell>
          </table:table-row>
        </table:table>
        <text:p text:style-name="Header_20_right"/>
      </style:header>
      <style:header-left>
        <table:table table:name="Table51" table:style-name="Table51">
          <table:table-column table:style-name="Table51.A"/>
          <table:table-column table:style-name="Table5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testing</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rge_20_Page" style:display-name="Large Page" style:page-layout-name="pm12">
      <style:header>
        <table:table table:name="Table48" table:style-name="Table48">
          <table:table-column table:style-name="Table48.A"/>
          <table:table-column table:style-name="Table48.B"/>
          <table:table-row>
            <table:table-cell table:style-name="Table48.A1" office:value-type="string">
              <text:p text:style-name="Header_20_right"><text:title>testing</text:title></text:p>
            </table:table-cell>
            <table:table-cell table:style-name="Table48.A1" office:value-type="string">
              <text:p text:style-name="P1"><text:span text:style-name="i-b"><text:page-number text:select-page="current">1</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testing</dc:title>
    <meta:initial-creator>Daniel de Byl</meta:initial-creator>
    <meta:creation-date>2007-02-05T13:22:46</meta:creation-date>
    <dc:creator>Bron Dye</dc:creator>
    <dc:date>2009-04-06T09:39:01</dc:date>
    <meta:editing-cycles>16</meta:editing-cycles>
    <meta:editing-duration>PT50M27S</meta:editing-duration>
    <meta:template xlink:type="simple" xlink:actuate="onRequest" xlink:href="../ice-template.ott" xlink:title="ice-template" meta:date="2009-01-05T13:54:19"/>
    <meta:user-defined meta:name="Info 1"/>
    <meta:user-defined meta:name="Info 2"/>
    <meta:user-defined meta:name="Info 3"/>
    <meta:user-defined meta:name="Info 4"/>
    <meta:document-statistic meta:table-count="54" meta:image-count="0" meta:object-count="0" meta:page-count="1" meta:paragraph-count="70" meta:word-count="62" meta:character-count="54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